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Standard" style:list-style-name="L2">
      <style:paragraph-properties fo:margin-top="0cm" fo:margin-bottom="0cm" style:contextual-spacing="false"/>
      <style:text-properties fo:font-weight="normal" fo:background-color="transparent" style:font-weight-asian="normal" style:font-weight-complex="normal"/>
    </style:style>
    <style:style style:name="P5" style:family="paragraph" style:parent-style-name="Standard" style:list-style-name="L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margin-top="0cm" fo:margin-bottom="0cm" style:contextual-spacing="false"/>
      <style:text-properties fo:background-color="transparent"/>
    </style:style>
    <style:style style:name="P7" style:family="paragraph" style:parent-style-name="Standard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background-color="transparen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fo:background-color="transparen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139739" officeooo:paragraph-rsid="00139739" fo:background-color="transparen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rsid="0015b0d7" officeooo:paragraph-rsid="0015b0d7" fo:background-color="transparent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officeooo:paragraph-rsid="00139739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weight="normal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9739" fo:background-color="transparent" loext:char-shading-value="0"/>
    </style:style>
    <style:style style:name="T3" style:family="text">
      <style:text-properties officeooo:rsid="0014fd0a" fo:background-color="transparent" loext:char-shading-value="0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Algebra <text:span text:style-name="Strong_20_Emphasis"><text:span text:style-name="T1"><text:s/>– </text:span></text:span><text:a xlink:type="simple" xlink:href="../../To%20do.odt#Linear%20Algebra"><text:span text:style-name="Strong_20_Emphasis"><text:span text:style-name="T6">To do</text:span></text:span></text:a></text:p>
      <text:p text:style-name="Standard"/>
      <text:list xml:id="list7546077765451164756" text:style-name="L1">
        <text:list-item>
          <text:p text:style-name="P8">Linear Systems</text:p>
          <text:list>
            <text:list-item>
              <text:p text:style-name="P12"><text:a xlink:type="simple" xlink:href="../Systems%20of%20Linear%20Equations.odt"><text:span text:style-name="T1">Systems of Linear Equations</text:span></text:a></text:p>
            </text:list-item>
            <text:list-item>
              <text:p text:style-name="P8"><text:a xlink:type="simple" xlink:href="../Vector%20Equations.odt">Vector Equations</text:a></text:p>
            </text:list-item>
            <text:list-item>
              <text:p text:style-name="P8"><text:a xlink:type="simple" xlink:href="../The%20Matrix%20Equation%20Ax%20=%20b.odt">The Matrix Equation A</text:a><text:a xlink:type="simple" xlink:href="../The%20Matrix%20Equation%20Ax%20=%20b.odt"><text:span text:style-name="T7">x</text:span></text:a><text:a xlink:type="simple" xlink:href="../The%20Matrix%20Equation%20Ax%20=%20b.odt"> = </text:a><text:a xlink:type="simple" xlink:href="../The%20Matrix%20Equation%20Ax%20=%20b.odt"><text:span text:style-name="T7">b</text:span></text:a></text:p>
            </text:list-item>
            <text:list-item>
              <text:p text:style-name="P8"><text:a xlink:type="simple" xlink:href="../Homogeneous%20and%20Non-Homogeneous%20Linear%20Systems.odt"><text:span text:style-name="T5">Homogeneous and Non-Homogeneous Li</text:span></text:a><text:a xlink:type="simple" xlink:href="../Homogeneous%20and%20Non-Homogeneous%20Linear%20Systems.odt"><text:span text:style-name="T5">near </text:span></text:a><text:a xlink:type="simple" xlink:href="../Homogeneous%20and%20Non-Homogeneous%20Linear%20Systems.odt"><text:span text:style-name="T5">S</text:span></text:a><text:a xlink:type="simple" xlink:href="../Homogeneous%20and%20Non-Homogeneous%20Linear%20Systems.odt"><text:span text:style-name="T5">ystems</text:span></text:a></text:p>
            </text:list-item>
            <text:list-item>
              <text:p text:style-name="P14"><text:a xlink:type="simple" xlink:href="../Linear%20independence.odt">Linear independence</text:a></text:p>
            </text:list-item>
            <text:list-item>
              <text:p text:style-name="P14"><text:a xlink:type="simple" xlink:href="../Linear%20Transformations.odt">Li</text:a><text:a xlink:type="simple" xlink:href="../Linear%20Transformations.odt">near transformations</text:a></text:p>
            </text:list-item>
          </text:list>
        </text:list-item>
        <text:list-item>
          <text:p text:style-name="P8">Algebra of matrices</text:p>
          <text:list>
            <text:list-item>
              <text:p text:style-name="P12"><text:a xlink:type="simple" xlink:href="../Matrix%20Operations.odt"><text:span text:style-name="T1">Matrix Operations</text:span></text:a></text:p>
            </text:list-item>
            <text:list-item>
              <text:p text:style-name="P8"><text:a xlink:type="simple" xlink:href="../The%20Inverse%20of%20a%20Matrix.odt">The </text:a><text:a xlink:type="simple" xlink:href="../The%20Inverse%20of%20a%20Matrix.odt">I</text:a><text:a xlink:type="simple" xlink:href="../The%20Inverse%20of%20a%20Matrix.odt">nverse of a Matrix</text:a></text:p>
            </text:list-item>
            <text:list-item>
              <text:p text:style-name="P8">Characterizations of Invertible Matrices</text:p>
            </text:list-item>
            <text:list-item>
              <text:p text:style-name="P8">Partitioned Matrices</text:p>
            </text:list-item>
            <text:list-item>
              <text:p text:style-name="P8">Matrix Factorizations</text:p>
            </text:list-item>
          </text:list>
        </text:list-item>
        <text:list-item>
          <text:p text:style-name="P12"><text:a xlink:type="simple" xlink:href="../Determinants.odt"><text:span text:style-name="T1">D</text:span></text:a><text:a xlink:type="simple" xlink:href="../Determinants.odt"><text:span text:style-name="T1">eterminants</text:span></text:a></text:p>
          <text:list>
            <text:list-item>
              <text:p text:style-name="P8">Introduction</text:p>
            </text:list-item>
            <text:list-item>
              <text:p text:style-name="P8">Properties</text:p>
            </text:list-item>
            <text:list-item>
              <text:p text:style-name="P8">Cramer's rule, Volume and Linear Transformations</text:p>
            </text:list-item>
          </text:list>
        </text:list-item>
        <text:list-item>
          <text:p text:style-name="P8">Vector spaces</text:p>
          <text:list>
            <text:list-item>
              <text:p text:style-name="P12"><text:a xlink:type="simple" xlink:href="../Vector%20Spaces%20and%20Subspaces.odt"><text:span text:style-name="T1">Vector Spaces and Subspaces</text:span></text:a></text:p>
            </text:list-item>
            <text:list-item>
              <text:p text:style-name="P12"><text:a xlink:type="simple" xlink:href="../Null%20Space.odt"><text:span text:style-name="T1">Null space of a matrix</text:span></text:a></text:p>
            </text:list-item>
            <text:list-item>
              <text:p text:style-name="P12"><text:a xlink:type="simple" xlink:href="../Column%20Space.odt"><text:span text:style-name="T1">Column space of a matrix</text:span></text:a></text:p>
            </text:list-item>
            <text:list-item>
              <text:p text:style-name="P12"><text:a xlink:type="simple" xlink:href="../Row%20Space%20of%20a%20Matrix.odt"><text:span text:style-name="T1">Row space of a matrix</text:span></text:a></text:p>
            </text:list-item>
            <text:list-item>
              <text:p text:style-name="P12"><text:a xlink:type="simple" xlink:href="../Linear%20Transformation%20-%20Continued.odt"><text:span text:style-name="T1">Linear transformations</text:span></text:a></text:p>
            </text:list-item>
            <text:list-item>
              <text:p text:style-name="P12"><text:a xlink:type="simple" xlink:href="../Basis.odt"><text:span text:style-name="T1">Basis</text:span></text:a></text:p>
            </text:list-item>
            <text:list-item>
              <text:p text:style-name="P12"><text:a xlink:type="simple" xlink:href="../Unique%20Basis%20or%20Coordinate%20Systems.odt"><text:span text:style-name="T1">Coordinate systems</text:span></text:a></text:p>
            </text:list-item>
            <text:list-item>
              <text:p text:style-name="P8"><text:a xlink:type="simple" xlink:href="../Dimensions.odt">Dimension</text:a></text:p>
            </text:list-item>
            <text:list-item>
              <text:p text:style-name="P8"><text:a xlink:type="simple" xlink:href="../Rank%20of%20a%20Matrix.odt">Rank</text:a></text:p>
            </text:list-item>
            <text:list-item>
              <text:p text:style-name="P8">Change of basis</text:p>
            </text:list-item>
          </text:list>
        </text:list-item>
        <text:list-item>
          <text:p text:style-name="P8">Eigen values and Eigen vectors</text:p>
          <text:list>
            <text:list-item>
              <text:p text:style-name="P8"><text:a xlink:type="simple" xlink:href="../Eigen%20values%20and%20Eigen%20Vectors.odt">Eigenv</text:a><text:a xlink:type="simple" xlink:href="../Eigen%20values%20and%20Eigen%20Vectors.odt">ectors and Eigenvalues</text:a></text:p>
            </text:list-item>
            <text:list-item>
              <text:p text:style-name="P8"><text:a xlink:type="simple" xlink:href="../Characteristic%20Equation.odt">The Characteri</text:a><text:a xlink:type="simple" xlink:href="../Characteristic%20Equation.odt">s</text:a><text:a xlink:type="simple" xlink:href="../Characteristic%20Equation.odt">tic Equation</text:a></text:p>
            </text:list-item>
            <text:list-item>
              <text:p text:style-name="P8"><text:a xlink:type="simple" xlink:href="../Diagonalization.odt">Diagonalization</text:a></text:p>
            </text:list-item>
            <text:list-item>
              <text:p text:style-name="P8">Eigenvectors and Linear Transformations</text:p>
            </text:list-item>
          </text:list>
        </text:list-item>
        <text:list-item>
          <text:p text:style-name="P8">Orthogonality and least squares</text:p>
          <text:list>
            <text:list-item>
              <text:p text:style-name="P8"><text:a xlink:type="simple" xlink:href="../Inner%20Product,%20Length%20and%20Orthogonality.odt">Inner Product, Length and Orthogonality</text:a></text:p>
            </text:list-item>
            <text:list-item>
              <text:p text:style-name="P11">Orthogonal sets</text:p>
            </text:list-item>
            <text:list-item>
              <text:p text:style-name="P11">Orthogonal projections</text:p>
            </text:list-item>
            <text:list-item>
              <text:p text:style-name="P11">The gram-schmidt process</text:p>
            </text:list-item>
            <text:list-item>
              <text:p text:style-name="P11">Least squares problem</text:p>
            </text:list-item>
            <text:list-item>
              <text:p text:style-name="P11"/>
            </text:list-item>
          </text:list>
        </text:list-item>
        <text:list-item>
          <text:p text:style-name="P10">Symmetric matrices and quadratic forms</text:p>
          <text:list>
            <text:list-item>
              <text:p text:style-name="P13"><text:a xlink:type="simple" xlink:href="../Diagonalization%20of%20symmetric%20matrices.odt"><text:span text:style-name="T2">Diagonalization of symmetric matrice</text:span></text:a></text:p>
            </text:list-item>
            <text:list-item>
              <text:p text:style-name="P10">Quadratic forms</text:p>
            </text:list-item>
            <text:list-item>
              <text:p text:style-name="P10">Constrained optimization</text:p>
            </text:list-item>
            <text:list-item>
              <text:p text:style-name="P10">Singular value decomposition</text:p>
            </text:list-item>
          </text:list>
        </text:list-item>
      </text:list>
      <text:p text:style-name="P3"><text:span text:style-name="Strong_20_Emphasis"><text:span text:style-name="T1"/></text:span></text:p>
      <text:p text:style-name="P2"><text:span text:style-name="Strong_20_Emphasis"><text:span text:style-name="T1">Gate Questions</text:span></text:span></text:p>
      <text:list xml:id="list2228809685040419046" text:style-name="L2">
        <text:list-item>
          <text:p text:style-name="P4"><text:soft-page-break/>TG – 2251 – 15</text:p>
        </text:list-item>
        <text:list-item>
          <text:p text:style-name="P4">TG – 2254 – 54, 55</text:p>
        </text:list-item>
        <text:list-item>
          <text:p text:style-name="P4">TG – 2255 – 40</text:p>
        </text:list-item>
        <text:list-item>
          <text:p text:style-name="P4">TG – 2257 – 31</text:p>
        </text:list-item>
        <text:list-item>
          <text:p text:style-name="P4">TG – 2259 – 5, 6</text:p>
        </text:list-item>
        <text:list-item>
          <text:p text:style-name="P9">G – 2004 – 71, 76</text:p>
        </text:list-item>
        <text:list-item>
          <text:p text:style-name="P6"><text:span text:style-name="T5">G – 2005 – 48, 49</text:span></text:p>
        </text:list-item>
        <text:list-item>
          <text:p text:style-name="P5"><text:span text:style-name="Strong_20_Emphasis"><text:span text:style-name="T4">G – 2007 – 25, 27</text:span></text:span></text:p>
        </text:list-item>
        <text:list-item>
          <text:p text:style-name="P5"><text:span text:style-name="Strong_20_Emphasis"><text:span text:style-name="T4">G – 2008 – 3, 28</text:span></text:span></text:p>
        </text:list-item>
        <text:list-item>
          <text:p text:style-name="P6"><text:span text:style-name="T5">G – 2010 – 29</text:span></text:p>
        </text:list-item>
        <text:list-item>
          <text:p text:style-name="P6"><text:span text:style-name="T5">G – 2011 – 40</text:span></text:p>
        </text:list-item>
        <text:list-item>
          <text:p text:style-name="P7"><text:span text:style-name="Strong_20_Emphasis"><text:span text:style-name="T4">G – 2012 – 12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5T11:42:38</meta:creation-date>
    <dc:date>2014-08-31T23:05:48.459716411</dc:date>
    <meta:editing-duration>PT18H39M53S</meta:editing-duration>
    <meta:editing-cycles>63</meta:editing-cycles>
    <meta:generator>LibreOffice/4.2.4.2$Linux_X86_64 LibreOffice_project/420m0$Build-2</meta:generator>
    <meta:document-statistic meta:table-count="0" meta:image-count="0" meta:object-count="0" meta:page-count="2" meta:paragraph-count="59" meta:word-count="237" meta:character-count="1280" meta:non-whitespace-character-count="1132"/>
  </office:meta>
</office:document-meta>
</file>